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17.44pt"/>
    </style:style>
    <style:style style:name="co2" style:family="table-column">
      <style:table-column-properties fo:break-before="auto" style:column-width="80.16pt"/>
    </style:style>
    <style:style style:name="ro1" style:family="table-row">
      <style:table-row-properties style:row-height="13.8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5" style:family="table-cell" style:parent-style-name="Default">
      <style:table-cell-properties fo:background-color="#d0e0e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rotation-align="none"/>
      <style:text-properties fo:color="#ff0000"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r1" style:family="graphic">
      <style:graphic-properties draw:stroke="solid" svg:stroke-width="2.24pt" svg:stroke-color="#134f5c" draw:stroke-linejoin="round" draw:fill="solid" draw:fill-color="#d0e0e3" draw:textarea-vertical-align="middle" draw:auto-grow-height="false" draw:fit-to-size="false" style:shrink-to-fit="false" fo:min-height="33.62pt" fo:min-width="33.62pt" fo:padding-top="7.2pt" fo:padding-bottom="7.2pt" fo:padding-left="7.2pt" fo:padding-right="7.2pt" fo:wrap-option="wrap"/>
    </style:style>
    <style:style style:name="P1" style:family="paragraph">
      <style:paragraph-properties fo:margin-left="0pt" fo:margin-right="0pt" fo:margin-top="0pt" fo:margin-bottom="0pt" fo:line-height="100%" fo:text-align="center" fo:text-indent="0pt" style:writing-mode="lr-tb">
        <style:tab-stops>
          <style:tab-stop style:position="0pt"/>
        </style:tab-stops>
      </style:paragraph-properties>
      <style:text-properties fo:font-size="6pt" style:font-size-asian="6pt" style:font-size-complex="6pt"/>
    </style:style>
    <style:style style:name="P2" style:family="paragraph">
      <loext:graphic-properties draw:fill="solid" draw:fill-color="#d0e0e3"/>
      <style:paragraph-properties fo:margin-left="0pt" fo:margin-right="0pt" fo:margin-top="0pt" fo:margin-bottom="0pt" fo:line-height="100%" fo:text-align="center" fo:text-indent="0pt" style:writing-mode="lr-tb">
        <style:tab-stops>
          <style:tab-stop style:position="0pt"/>
        </style:tab-stops>
      </style:paragraph-properties>
      <style:text-properties fo:font-size="6pt" style:font-size-asian="6pt" style:font-size-complex="6pt"/>
    </style:style>
    <style:style style:name="T1" style:family="text">
      <style:text-properties fo:font-variant="normal" fo:text-transform="none" fo:color="#134f5c" style:text-line-through-style="none" style:text-line-through-type="none" style:text-position="0% 100%" fo:font-family="Roboto" fo:font-size="6pt" fo:letter-spacing="normal" fo:font-style="normal" style:text-underline-style="none" fo:font-weight="bold" style:font-family-asian="Roboto" style:font-size-asian="6pt" style:font-style-asian="normal" style:font-weight-asian="bold" style:font-family-complex="Roboto" style:font-size-complex="6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___Documentation___" table:style-name="ta1">
        <office:forms form:automatic-focus="false" form:apply-design-mode="false"/>
        <table:table-column table:style-name="co1" table:number-columns-repeated="10" table:default-cell-style-name="Default"/>
        <table:table-column table:style-name="co2" table:number-columns-repeated="1014" table:default-cell-style-name="Default"/>
        <table:table-row table:style-name="ro1">
          <table:table-cell table:style-name="ce1" office:value-type="string" calcext:value-type="string">
            <text:p>Main Name</text:p>
          </table:table-cell>
          <table:table-cell table:style-name="ce5"/>
          <table:table-cell table:style-name="ce4" office:value-type="string" calcext:value-type="string">
            <text:p>&lt;&lt;&lt;&lt; only the top part should be edited on a regular basis: Just change the title and time (and sometimes the description) and then everything else changes accordingly.</text:p>
          </table:table-cell>
          <table:table-cell table:number-columns-repeated="1021"/>
        </table:table-row>
        <table:table-row table:style-name="ro1">
          <table:table-cell table:style-name="ce1" office:value-type="string" calcext:value-type="string">
            <text:p>Main Date</text:p>
          </table:table-cell>
          <table:table-cell table:style-name="ce5"/>
          <table:table-cell table:style-name="ce4" office:value-type="string" calcext:value-type="string">
            <text:p>&lt;&lt;&lt;&lt; The date has to be put in machine readable for it to be computed correctly in the lower part. The syntax is "=Date(YEAR,MONTH,DAY)" and will on input change to a US formatted date.</text:p>
          </table:table-cell>
          <table:table-cell table:number-columns-repeated="1021"/>
        </table:table-row>
        <table:table-row table:style-name="ro1">
          <table:table-cell table:style-name="ce1" office:value-type="string" calcext:value-type="string">
            <text:p>Main Description</text:p>
          </table:table-cell>
          <table:table-cell table:style-name="ce5"/>
          <table:table-cell table:style-name="ce4" office:value-type="string" calcext:value-type="string">
            <text:p>&lt;&lt;&lt;&lt; This can be adjusted to display additional information for the main event.</text:p>
          </table:table-cell>
          <table:table-cell/>
          <table:table-cell>
            <draw:custom-shape table:end-cell-address="___Documentation___.E10" table:end-x="108.2pt" table:end-y="6.63pt" draw:z-index="0" draw:name="Shape 3" draw:style-name="gr1" draw:text-style-name="P2" svg:width="99.72pt" svg:height="99.78pt" svg:x="8.48pt" svg:y="3.46pt">
              <text:p text:style-name="P1"><text:span text:style-name="T1">Generate Deadlines</text:span></text:p>
              <draw:enhanced-geometry draw:mirror-horizontal="false" draw:mirror-vertical="false" svg:viewBox="0 0 0 0" draw:text-areas="?f16 ?f24 ?f17 ?f25" draw:type="ooxml-quadArrowCallout" draw:modifiers="18515 18515 18515 48123" draw:enhanced-path="M 0 ?f23 L ?f11 ?f26 ?f11 ?f28 ?f16 ?f28 ?f16 ?f24 ?f20 ?f24 ?f20 ?f11 ?f18 ?f11 ?f15 0 ?f19 ?f11 ?f21 ?f11 ?f21 ?f24 ?f17 ?f24 ?f17 ?f28 ?f14 ?f28 ?f14 ?f26 ?f30 ?f23 ?f14 ?f27 ?f14 ?f29 ?f17 ?f29 ?f17 ?f25 ?f21 ?f25 ?f21 ?f22 ?f19 ?f22 ?f15 ?f31 ?f18 ?f22 ?f20 ?f22 ?f20 ?f25 ?f16 ?f25 ?f16 ?f29 ?f11 ?f29 ?f11 ?f27 Z N">
                <draw:equation draw:name="f0" draw:formula="if(0-$1 ,0,if(50000-$1 ,$1 ,50000))"/>
                <draw:equation draw:name="f1" draw:formula="?f0 *2/1"/>
                <draw:equation draw:name="f2" draw:formula="if(0-$0 ,0,if(?f1 -$0 ,$0 ,?f1 ))"/>
                <draw:equation draw:name="f3" draw:formula="50000+0-?f0 "/>
                <draw:equation draw:name="f4" draw:formula="if(0-$2 ,0,if(?f3 -$2 ,$2 ,?f3 ))"/>
                <draw:equation draw:name="f5" draw:formula="?f4 *2/1"/>
                <draw:equation draw:name="f6" draw:formula="100000+0-?f5 "/>
                <draw:equation draw:name="f7" draw:formula="if(?f2 -$3 ,?f2 ,if(?f6 -$3 ,$3 ,?f6 ))"/>
                <draw:equation draw:name="f8" draw:formula="min(logwidth,logheight)"/>
                <draw:equation draw:name="f9" draw:formula="?f8 *?f0 /100000"/>
                <draw:equation draw:name="f10" draw:formula="?f8 *?f2 /200000"/>
                <draw:equation draw:name="f11" draw:formula="?f8 *?f4 /100000"/>
                <draw:equation draw:name="f12" draw:formula="logwidth*?f7 /200000"/>
                <draw:equation draw:name="f13" draw:formula="logheight*?f7 /200000"/>
                <draw:equation draw:name="f14" draw:formula="logwidth+0-?f11 "/>
                <draw:equation draw:name="f15" draw:formula="logwidth/2"/>
                <draw:equation draw:name="f16" draw:formula="?f15 +0-?f12 "/>
                <draw:equation draw:name="f17" draw:formula="?f15 +?f12 -0"/>
                <draw:equation draw:name="f18" draw:formula="?f15 +0-?f9 "/>
                <draw:equation draw:name="f19" draw:formula="?f15 +?f9 -0"/>
                <draw:equation draw:name="f20" draw:formula="?f15 +0-?f10 "/>
                <draw:equation draw:name="f21" draw:formula="?f15 +?f10 -0"/>
                <draw:equation draw:name="f22" draw:formula="logheight+0-?f11 "/>
                <draw:equation draw:name="f23" draw:formula="logheight/2"/>
                <draw:equation draw:name="f24" draw:formula="?f23 +0-?f13 "/>
                <draw:equation draw:name="f25" draw:formula="?f23 +?f13 -0"/>
                <draw:equation draw:name="f26" draw:formula="?f23 +0-?f9 "/>
                <draw:equation draw:name="f27" draw:formula="?f23 +?f9 -0"/>
                <draw:equation draw:name="f28" draw:formula="?f23 +0-?f10 "/>
                <draw:equation draw:name="f29" draw:formula="?f23 +?f10 -0"/>
                <draw:equation draw:name="f30" draw:formula="logwidth"/>
                <draw:equation draw:name="f31" draw:formula="logheight"/>
                <draw:handle draw:handle-position="?f20 ?f11" draw:handle-range-x-maximum="?f1" draw:handle-range-x-minimum="0"/>
                <draw:handle draw:handle-position="?f18 0" draw:handle-range-x-maximum="50000" draw:handle-range-x-minimum="0"/>
                <draw:handle draw:handle-position="?f30 ?f11" draw:handle-range-y-maximum="?f3" draw:handle-range-y-minimum="0"/>
                <draw:handle draw:handle-position="0 ?f24" draw:handle-range-y-maximum="?f6" draw:handle-range-y-minimum="?f2"/>
              </draw:enhanced-geometry>
            </draw:custom-shape>
          </table:table-cell>
          <table:table-cell table:number-columns-repeated="1019"/>
        </table:table-row>
        <table:table-row table:style-name="ro1">
          <table:table-cell table:style-name="ce1" office:value-type="string" calcext:value-type="string">
            <text:p>Main Reminded Persons</text:p>
          </table:table-cell>
          <table:table-cell table:style-name="ce5"/>
          <table:table-cell table:style-name="ce4" office:value-type="string" calcext:value-type="string">
            <text:p>&lt;&lt;&lt;&lt; This should only be changed if it is agreed upon that more or less persons need to be reminded of the event itself in general. Enter a list of email addresses seperated by comma.</text:p>
          </table:table-cell>
          <table:table-cell table:number-columns-repeated="1021"/>
        </table:table-row>
        <table:table-row table:style-name="ro1">
          <table:table-cell table:style-name="ce1" office:value-type="string" calcext:value-type="string">
            <text:p>Main Reminder Time</text:p>
          </table:table-cell>
          <table:table-cell table:style-name="ce5"/>
          <table:table-cell table:style-name="ce6" office:value-type="string" calcext:value-type="string">
            <text:p>&lt;&lt;&lt;&lt; This adjusts the days before the event that all reminded persons get a mail to remind them.</text:p>
          </table:table-cell>
          <table:table-cell table:number-columns-repeated="1021"/>
        </table:table-row>
        <table:table-row table:style-name="ro1">
          <table:table-cell table:number-columns-repeated="5"/>
          <table:table-cell table:style-name="ce4" office:value-type="string" calcext:value-type="string">
            <text:p>&lt;&lt;&lt;&lt; Left-clicking this button starts the script. The script's name is "CreateTimeline" and can be linked with the button through right click and then click the three dots in the upper right and choose "Assign script...". You'll be prompted to enter the Script's name.</text:p>
          </table:table-cell>
          <table:table-cell table:number-columns-repeated="1018"/>
        </table:table-row>
        <table:table-row table:style-name="ro1">
          <table:table-cell table:number-columns-repeated="5"/>
          <table:table-cell table:style-name="ce4" office:value-type="string" calcext:value-type="string">
            <text:p>&lt;&lt;&lt;&lt; If (for any reason) you need to review the script, open the Data menu and choose the Script editor. Please only change stuff with utmost prudence and care. A working cope of the code is in a text file of this folder - for safety reasons.</text:p>
          </table:table-cell>
          <table:table-cell table:number-columns-repeated="1018"/>
        </table:table-row>
        <table:table-row table:style-name="ro1">
          <table:table-cell table:style-name="ce2" office:value-type="string" calcext:value-type="string" table:number-columns-spanned="6" table:number-rows-spanned="1">
            <text:p>Deadlines</text:p>
          </table:table-cell>
          <table:covered-table-cell table:number-columns-repeated="5"/>
          <table:table-cell table:number-columns-repeated="1018"/>
        </table:table-row>
        <table:table-row table:style-name="ro1">
          <table:table-cell table:style-name="ce3" office:value-type="string" calcext:value-type="string">
            <text:p>Title</text:p>
          </table:table-cell>
          <table:table-cell table:style-name="ce3" office:value-type="string" calcext:value-type="string">
            <text:p>Days before / after Main</text:p>
          </table:table-cell>
          <table:table-cell table:style-name="ce3" office:value-type="string" calcext:value-type="string">
            <text:p>Date</text:p>
          </table:table-cell>
          <table:table-cell table:style-name="ce3" office:value-type="string" calcext:value-type="string">
            <text:p>Description</text:p>
          </table:table-cell>
          <table:table-cell table:style-name="ce3" office:value-type="string" calcext:value-type="string">
            <text:p>Reminded Persons</text:p>
          </table:table-cell>
          <table:table-cell table:style-name="ce3" office:value-type="string" calcext:value-type="string">
            <text:p>Reminder Time in Days</text:p>
          </table:table-cell>
          <table:table-cell table:style-name="ce4" office:value-type="string" calcext:value-type="string">
            <text:p>&lt;&lt;&lt;&lt; Every deadline fills a line below this one. It is important that there is no input below the last deadline for the script to run. Protect all lines from 8 to somewhat around 500 from accidental editing after preparing the document.</text:p>
          </table:table-cell>
          <table:table-cell table:number-columns-repeated="1017"/>
        </table:table-row>
        <table:table-row table:style-name="ro1">
          <table:table-cell table:style-name="ce4" office:value-type="string" calcext:value-type="string">
            <text:p>&lt;&lt;&lt;&lt; Title of the deadline - a connection to the main event will be put in the description.</text:p>
          </table:table-cell>
          <table:table-cell table:style-name="ce4" office:value-type="string" calcext:value-type="string">
            <text:p>&lt;&lt;&lt;&lt; positive numbers signify days before the event / negative numbers days after the event (e.g. 14 equals "two weeks before the event")</text:p>
          </table:table-cell>
          <table:table-cell table:style-name="ce4" office:value-type="string" calcext:value-type="string">
            <text:p>&lt;&lt;&lt;&lt; This will be automatically generated from the upper part. Copy and paste the code "=$B$2-B10" here and copy/paste that into every line you fill.</text:p>
          </table:table-cell>
          <table:table-cell table:style-name="ce4" office:value-type="string" calcext:value-type="string">
            <text:p>&lt;&lt;&lt;&lt; Offer a description for the action that needs to be taken.</text:p>
          </table:table-cell>
          <table:table-cell table:style-name="ce4" office:value-type="string" calcext:value-type="string">
            <text:p>&lt;&lt;&lt;&lt; Enter a list of email addresses seperated by comma of all people that need to be reminded of this deadline.</text:p>
          </table:table-cell>
          <table:table-cell table:style-name="ce4" office:value-type="string" calcext:value-type="string">
            <text:p>&lt;&lt;&lt;&lt; Enter the number of days before the deadline that the attached persons need to be reminded.</text:p>
          </table:table-cell>
          <table:table-cell table:style-name="ce7"/>
          <table:table-cell table:number-columns-repeated="1017"/>
        </table:table-row>
        <table:table-row table:style-name="ro2" table:number-rows-repeated="104856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1">00/00/0000</text:date>, <text:time style:data-style-name="N2" text:time-value="15:01:15.731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LT-Meeting" style:display-name="PageStyle_LT-Meeting" style:page-layout-name="Mpm3">
      <style:header style:display="false"/>
      <style:header-left style:display="false"/>
      <style:footer style:display="false"/>
      <style:footer-left style:display="false"/>
    </style:master-page>
    <style:master-page style:name="PageStyle_5f_IDCN_20_Event_20_with_20_normal_20_Timeline" style:display-name="PageStyle_IDCN Event with normal Timeline" style:page-layout-name="Mpm3">
      <style:header style:display="false"/>
      <style:header-left style:display="false"/>
      <style:footer style:display="false"/>
      <style:footer-left style:display="false"/>
    </style:master-page>
    <style:master-page style:name="PageStyle_5f_IDCN_20_Event_20_with_20_longer_20_Timeline" style:display-name="PageStyle_IDCN Event with longer Timeline" style:page-layout-name="Mpm3">
      <style:header style:display="false"/>
      <style:header-left style:display="false"/>
      <style:footer style:display="false"/>
      <style:footer-left style:display="false"/>
    </style:master-page>
    <style:master-page style:name="PageStyle_5f_IDCN_20_Career_20_Forum" style:display-name="PageStyle_IDCN Career Forum" style:page-layout-name="Mpm3">
      <style:header style:display="false"/>
      <style:header-left style:display="false"/>
      <style:footer style:display="false"/>
      <style:footer-left style:display="false"/>
    </style:master-page>
    <style:master-page style:name="PageStyle_5f_Newsletter" style:display-name="PageStyle_Newsletter" style:page-layout-name="Mpm3">
      <style:header style:display="false"/>
      <style:header-left style:display="false"/>
      <style:footer style:display="false"/>
      <style:footer-left style:display="false"/>
    </style:master-page>
    <style:master-page style:name="PageStyle_5f__28_Bi-_29_Annual_20_Survey" style:display-name="PageStyle_(Bi-)Annual Survey" style:page-layout-name="Mpm3">
      <style:header style:display="false"/>
      <style:header-left style:display="false"/>
      <style:footer style:display="false"/>
      <style:footer-left style:display="false"/>
    </style:master-page>
    <style:master-page style:name="PageStyle_5f_Steering_20_Committee" style:display-name="PageStyle_Steering Committee" style:page-layout-name="Mpm3">
      <style:header style:display="false"/>
      <style:header-left style:display="false"/>
      <style:footer style:display="false"/>
      <style:footer-left style:display="false"/>
    </style:master-page>
    <style:master-page style:name="PageStyle_5f_blank1" style:display-name="PageStyle_blank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07-01T15:03:04.492000000</dc:date>
    <meta:editing-duration>PT1M48S</meta:editing-duration>
    <meta:editing-cycles>2</meta:editing-cycles>
    <meta:document-statistic meta:table-count="1" meta:cell-count="26" meta:object-count="1"/>
  </office:meta>
</office:document-meta>
</file>